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5B0000470A0000448484D1C65B80688DE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4cm" svg:height="17.6cm" svg:x="0cm" svg:y="0cm">
          <draw:image xlink:href="Pictures/2000015B0000470A0000448484D1C65B80688DE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4cm" fo:page-height="1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20:16:00.494000000</meta:creation-date>
    <dc:date>2015-12-23T20:40:58.419000000</dc:date>
    <meta:editing-duration>PT5M19S</meta:editing-duration>
    <meta:editing-cycles>3</meta:editing-cycles>
    <meta:generator>LibreOffice/5.0.4.2$Windows_X86_64 LibreOffice_project/2b9802c1994aa0b7dc6079e128979269cf95bc78</meta:generator>
    <meta:document-statistic meta:object-count="1"/>
  </office:meta>
</office:document-meta>
</file>